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office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CUSTOM:ENTERFARM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pl_ANIM:water1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pl_ANIM:water2&amp;_SLEEP:1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pl_ANIM:water1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pl_ANIM:crouchR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pl_ANIM:walk&amp;pl_MOVE:y11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SETDIR:3&amp;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2&amp;nathanA_ANIM:Nath2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CLEARTEXT&amp;nathanA_ISMOVING:false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ANIM:walk&amp;pl_SETDIR:3&amp;nathanA_ISMOVING:true&amp;nathanA_ANIM:Nath3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_CLEARTEXT&amp;nathanA_ISMOVING:false&amp;pl_ANIM:think&amp;_SLEEP:1250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pl_ANIM:walk&amp;pl_SETDIR:3&amp;nathanA_ISMOVING:true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SETDIR:3&amp;nathanA_ANIM:Nath1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_CUSTOM:CLEAROPENING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_GO2:["same",10,5]&amp;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:Beck2&amp;hipster_ISMOVING:true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:Beck3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:Beck4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:Beck5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ANIM:Beck6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ANIM:Beck5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:Beck4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:Beck7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:Beck1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OMPLETEQUEST:openingCutscene&amp;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nathanB_ANIM:Nath2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:Nath3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nathanB_ISMOVING:false&amp;eaglia_ANIM:Iii3&amp;eaglia_ISMOVING:true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_CLEARTEXT&amp;nathanB_ANIM:Nath1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ANIM:EggF1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ANIM:EggF3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ANIM:EggF0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CHIEVO:lakeFairy&amp;_TEXT:lakeeggTruth&amp;eggFairy_ANIM:EggF2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ANIM:EggF0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corpseBot_VISIBLE:true&amp;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3</text:p>
          </table:table-cell>
          <table:table-cell table:number-columns-repeated="1022"/>
        </table:table-row>
        <table:table-row table:style-name="ro1">
          <table:table-cell office:value-type="string">
            <text:p>bigBotW6</text:p>
          </table:table-cell>
          <table:table-cell office:value-type="string">
            <text:p>_CUSTOM:KABOOMHAUER</text:p>
          </table:table-cell>
          <table:table-cell table:number-columns-repeated="1022"/>
        </table:table-row>
        <table:table-row table:style-name="ro1">
          <table:table-cell office:value-type="string">
            <text:p>bigBotW7</text:p>
          </table:table-cell>
          <table:table-cell office:value-type="string">
            <text:p>_TEXT:Pb1.(4-5)</text:p>
          </table:table-cell>
          <table:table-cell table:number-columns-repeated="1022"/>
        </table:table-row>
        <table:table-row table:style-name="ro1">
          <table:table-cell office:value-type="string">
            <text:p>bigBotW8</text:p>
          </table:table-cell>
          <table:table-cell office:value-type="string">
            <text:p>_CUSTOM:CLEANBOOM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targ_ISMOVING:true&amp;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bearbo_VISIBLE:true&amp;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targ_TALK&amp;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targ_TALK&amp;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4</text:p>
          </table:table-cell>
          <table:table-cell table:number-columns-repeated="1022"/>
        </table:table-row>
        <table:table-row table:style-name="ro1">
          <table:table-cell office:value-type="string">
            <text:p>rabbit8</text:p>
          </table:table-cell>
          <table:table-cell office:value-type="string">
            <text:p>_STARTTRANSITIONANIM&amp;_BLACKTEXT:rabbit5</text:p>
          </table:table-cell>
          <table:table-cell table:number-columns-repeated="1022"/>
        </table:table-row>
        <table:table-row table:style-name="ro1">
          <table:table-cell office:value-type="string">
            <text:p>rabbit9</text:p>
          </table:table-cell>
          <table:table-cell office:value-type="string">
            <text:p>_TRANSITIONANIM&amp;_BLACKTEXT:rabbit6</text:p>
          </table:table-cell>
          <table:table-cell table:number-columns-repeated="1022"/>
        </table:table-row>
        <table:table-row table:style-name="ro1">
          <table:table-cell office:value-type="string">
            <text:p>rabbit10</text:p>
          </table:table-cell>
          <table:table-cell office:value-type="string">
            <text:p>_TEXT:rabbit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riendToFish')&amp;&amp;player.hasUsedFish()","v":9},{"q":"player.completedQuest('friendToFish')","v":8},{"q":"player.hasUsedFish()","v":5},{"q":"player.hasAchievement('vegan')","v":6},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office:value-type="string">
            <text:p>sadfish5</text:p>
          </table:table-cell>
          <table:table-cell office:value-type="string">
            <text:p>targ_VISIBLE:true&amp;_TEXT:fishyFriendWronged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6</text:p>
          </table:table-cell>
          <table:table-cell office:value-type="string">
            <text:p>targ_VISIBLE:true&amp;_TEXT:fishyFriendGood0</text:p>
          </table:table-cell>
          <table:table-cell table:number-columns-repeated="1022"/>
        </table:table-row>
        <table:table-row table:style-name="ro1">
          <table:table-cell office:value-type="string">
            <text:p>sadfish7</text:p>
          </table:table-cell>
          <table:table-cell office:value-type="string">
            <text:p>_COMPLETEQUEST:friendToFish&amp;targ_VISIBLE:false&amp;_MONEY:5000&amp;_TEXT:fishyFriendGood1&amp;_END</text:p>
          </table:table-cell>
          <table:table-cell table:number-columns-repeated="1022"/>
        </table:table-row>
        <table:table-row table:style-name="ro1">
          <table:table-cell office:value-type="string">
            <text:p>sadfish8</text:p>
          </table:table-cell>
          <table:table-cell office:value-type="string">
            <text:p>targ_VISIBLE:true&amp;_TEXT:fishyFriendBest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9</text:p>
          </table:table-cell>
          <table:table-cell office:value-type="string">
            <text:p>targ_VISIBLE:true&amp;_TEXT:fishyFriendBetrayed&amp;_SETSTATE: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targ_TALK&amp;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targ_TALK&amp;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targ_TALK&amp;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HIEVO:limeTime&amp;_COMPLETEQUEST:limeAndTheCoconut&amp;_TAKE:goldegg,1&amp;_GIVE:coconut,2&amp;_TEXT:lime.egg(2-3)&amp;_CUSTOM:GIVEGOL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CUSTOM:GIVECROP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HIEVO:RAPBATTLE&amp;_COMPLETEQUEST:rapbattle&amp;_TAKE:coconut,1&amp;_GIVE:gmocorn,2&amp;_TEXT:rap.coconut7&amp;_CUSTOM:GIVECROP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0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targ_ANIM:DrJeff2&amp;_TEXT:B2.(1-11)</text:p>
          </table:table-cell>
          <table:table-cell table:number-columns-repeated="1022"/>
        </table:table-row>
        <table:table-row table:style-name="ro1">
          <table:table-cell office:value-type="string">
            <text:p>jeff2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bonkedJeff_VISIBLE:true&amp;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11</text:p>
          </table:table-cell>
          <table:table-cell table:number-columns-repeated="1022"/>
        </table:table-row>
        <table:table-row table:style-name="ro1">
          <table:table-cell office:value-type="string">
            <text:p>jeffW7</text:p>
          </table:table-cell>
          <table:table-cell office:value-type="string">
            <text:p>_CUSTOM:DRJEFFDROP</text:p>
          </table:table-cell>
          <table:table-cell table:number-columns-repeated="1022"/>
        </table:table-row>
        <table:table-row table:style-name="ro1">
          <table:table-cell office:value-type="string">
            <text:p>jeffW8</text:p>
          </table:table-cell>
          <table:table-cell office:value-type="string">
            <text:p>_TEXT:Pb2.1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targ_ISMOVING:true&amp;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targ_ISMOVING:true&amp;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targ_ANIM:WorkerTalk&amp;_TEXT:w22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targ_ANIM:Worker&amp;_END&amp;_QUIT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targ_ANIM:WorkerTalk&amp;_TEXT:w21</text:p>
          </table:table-cell>
          <table:table-cell table:number-columns-repeated="1022"/>
        </table:table-row>
        <table:table-row table:style-name="ro1">
          <table:table-cell office:value-type="string">
            <text:p>workerB4</text:p>
          </table:table-cell>
          <table:table-cell office:value-type="string">
            <text:p>targ_ANIM:Worker&amp;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targ_ISMOVING:true&amp;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targ_ISMOVING:true&amp;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targ_ISMOVING:true&amp;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targ_ISMOVING:true&amp;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targ_ISMOVING:true&amp;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targ_ISMOVING:true&amp;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targ_ISMOVING:true&amp;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targ_ISMOVING:true&amp;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SadConstr_VISIBLE:true&amp;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LE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targ_ISMOVING:true&amp;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targ_ISMOVING:true&amp;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targ_ISMOVING:true&amp;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targ_ISMOVING:true&amp;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targ_ISMOVING:true&amp;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targ_ISMOVING:true&amp;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smt_ISMOVING:false&amp;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smt_ISMOVING:true&amp;_CHIEVO:boss3help&amp;_ALIGNGOOD:1&amp;_COMPLETEQUEST:helpSeaMonster&amp;_COMPLETEQUEST:getHeart&amp;_TEXT:smD(6-7)</text:p>
          </table:table-cell>
          <table:table-cell table:number-columns-repeated="1022"/>
        </table:table-row>
        <table:table-row table:style-name="ro1">
          <table:table-cell office:value-type="string">
            <text:p>seahelp3</text:p>
          </table:table-cell>
          <table:table-cell office:value-type="string">
            <text:p>smt_ISMOVING:false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targ_ISMOVING:true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targ_ISMOVING:true&amp;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targ_ISMOVING:true&amp;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targ_ISMOVING:false&amp;_CUSTOM:GIVERICE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&amp;targ_ISMOVING:false&amp;_CUSTOM:GIVEGM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ANIM:Vase2&amp;KelpBoy_ANIM:Kelp2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KelpBoy_ISMOVING:true&amp;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8" office:value-type="string">
            <text:p>KelpBoy_ISMOVING:true&amp;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8" office:value-type="string">
            <text:p>KelpBoy_ISMOVING:true&amp;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8" office:value-type="string">
            <text:p>KelpBoy_ISMOVING:true&amp;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8" office:value-type="string">
            <text:p>KelpBoy_ISMOVING:true&amp;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KelpBoy_ISMOVING:true&amp;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KelpBoy_ISMOVING:true&amp;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KelpBoy_ISMOVING:true&amp;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8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8" office:value-type="string">
            <text:p>targ_ANIM:Cow2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8" office:value-type="string">
            <text:p>targ_ANIM:Cow1&amp;_END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8" office:value-type="string">
            <text:p>targ_ANIM:Cow2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8" office:value-type="string">
            <text:p>_SETQUEST:kelpBoy,gotMilk&amp;targ_ANIM:Cow1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&amp;_CUSTOM:ENDTRANSITION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ANIM:JefTalkR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ANIM:Jef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ANIM:JefTalkS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FarmerJeff_ANIM:Jef&amp;FarmerJeff_ISMOVING:false&amp;HK_ANIM:HOUSEKEEPERTalk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9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FarmerJeff_ANIM:JefTalkS&amp;_TEXT:fakeFarm10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1</text:p>
          </table:table-cell>
          <table:table-cell table:number-columns-repeated="1022"/>
        </table:table-row>
        <table:table-row table:style-name="ro1">
          <table:table-cell office:value-type="string">
            <text:p>exitBarn10</text:p>
          </table:table-cell>
          <table:table-cell office:value-type="string">
            <text:p>FarmerJeff_ANIM:Jef&amp;FarmerJeff_ISMOVING:false&amp;_TEXT:fakeFarm12</text:p>
          </table:table-cell>
          <table:table-cell table:number-columns-repeated="1022"/>
        </table:table-row>
        <table:table-row table:style-name="ro1">
          <table:table-cell office:value-type="string">
            <text:p>exitBarn11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12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FarmerJeff_ANIM:JefTalkS&amp;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doggy_ANIM:CroutonTalk&amp;_TEXT:arf.thanks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doggy_ANIM:CroutonTalk&amp;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doggy_ANIM:CroutonTalk&amp;_TEXT:arf3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doggy_ANIM:CroutonTalk&amp;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office:value-type="string">
            <text:p>crouton10</text:p>
          </table:table-cell>
          <table:table-cell office:value-type="string">
            <text:p>doggy_ANIM:Crouton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skumpy_ISMOVING:true&amp;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skumpy_ISMOVING:false&amp;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skumpy_ISMOVING:true&amp;bruno_SETDIR:0&amp;bruno_ISMOVING:false&amp;_TEXT:entercity3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skumpy_ISMOVING:false&amp;_TEXT:entercity4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office:value-type="string">
            <text:p>skumpy_ISMOVING:true&amp;_TEXT:entercity5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skumpy_ISMOVING:false&amp;_TEXT:entercity6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skumpy_ISMOVING:true&amp;_TEXT:entercity7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skumpy_ISMOVING:false&amp;_TEXT:entercity8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skumpy_ISMOVING:true&amp;_TEXT:entercity9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skumpy_ISMOVING:false&amp;_TEXT:entercity(10-11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table:style-name="ce8" office:value-type="string">
            <text:p>?[{"q":"d===0","v":25},{"q":"d===1","v":32}]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_ALIGNGOOD:1.5&amp;_CUSTOM:SKUMPYTURN&amp;_TEXT:entercity0.0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skumpy_ISMOVING:true&amp;_TEXT:entercity0.1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skumpy_ISMOVING:false&amp;_TEXT:entercity0.2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skumpy_ISMOVING:true&amp;_TEXT:entercity0.3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skumpy_ISMOVING:false&amp;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3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32</text:p>
          </table:table-cell>
          <table:table-cell office:value-type="string">
            <text:p>_ALIGNGOOD:-1.5&amp;skumpy_ISMOVING:true&amp;_TEXT:entercity1.0</text:p>
          </table:table-cell>
          <table:table-cell table:number-columns-repeated="1022"/>
        </table:table-row>
        <table:table-row table:style-name="ro1">
          <table:table-cell office:value-type="string">
            <text:p>southcity33</text:p>
          </table:table-cell>
          <table:table-cell office:value-type="string">
            <text:p>skumpy_ISMOVING:false&amp;_TEXT:entercity1.(1-3)</text:p>
          </table:table-cell>
          <table:table-cell table:number-columns-repeated="1022"/>
        </table:table-row>
        <table:table-row table:style-name="ro1">
          <table:table-cell office:value-type="string">
            <text:p>southcity34</text:p>
          </table:table-cell>
          <table:table-cell office:value-type="string">
            <text:p>skumpy_ISMOVING:true&amp;_TEXT:entercity1.4</text:p>
          </table:table-cell>
          <table:table-cell table:number-columns-repeated="1022"/>
        </table:table-row>
        <table:table-row table:style-name="ro1">
          <table:table-cell office:value-type="string">
            <text:p>southcity35</text:p>
          </table:table-cell>
          <table:table-cell office:value-type="string">
            <text:p>skumpy_ISMOVING:false&amp;_TEXT:entercity1.5</text:p>
          </table:table-cell>
          <table:table-cell table:number-columns-repeated="1022"/>
        </table:table-row>
        <table:table-row table:style-name="ro1">
          <table:table-cell office:value-type="string">
            <text:p>southcity36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37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38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39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40</text:p>
          </table:table-cell>
          <table:table-cell office:value-type="string">
            <text:p>_CUSTOM:SKUMPYCLEAN&amp;skumpy_ISMOVING:true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41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42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43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skumpy_ISMOVING:true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targ_ISMOVING:true&amp;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targ_ISMOVING:true&amp;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targ_ISMOVING:true&amp;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targ_ISMOVING:false&amp;_CHIEVO:abuelita&amp;_GIVE:asparagus,20&amp;_MONEY:10000&amp;_TEXT:kindLadyNorm3&amp;_COMPLETEQUEST:abuelitaBonita&amp;_CUSTOM:ABUELADONE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targ_ISMOVING:false&amp;_CHIEVO:abuelita&amp;_GIVE:notdrugs,6&amp;_MONEY:20000&amp;_TEXT:kindLadyGood3&amp;_CUSTOM:ABUELADONE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targ_ISMOVING:true&amp;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targ_ISMOVING:true&amp;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mobstHurt_VISIBLE:true&amp;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targ_ISMOVING:true&amp;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targ_ISMOVING:true&amp;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targ_ISMOVING:true&amp;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targ_ANIM:Mush1&amp;_CHIEVO:stonehenge&amp;_GIVE:chestnut,20&amp;_TEXT:mushManNorm(0-1)&amp;_COMPLETEQUEST:stonehenge&amp;_SETSTATE:16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targ_ANIM:Mush3&amp;_CHIEVO:stonehenge&amp;_GIVE:lotus,20&amp;_TEXT:mushManGood(0-1)&amp;_COMPLETEQUEST:stonehenge&amp;_SETSTATE:17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targ_ANIM:Mush4&amp;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ANIM:Mush5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&amp;_END</text:p>
          </table:table-cell>
          <table:table-cell table:number-columns-repeated="1022"/>
        </table:table-row>
        <table:table-row table:style-name="ro1">
          <table:table-cell office:value-type="string">
            <text:p>mushman16</text:p>
          </table:table-cell>
          <table:table-cell office:value-type="string">
            <text:p>targ_ISMOVING:false&amp;_TEXT:mushManNorm2&amp;_END</text:p>
          </table:table-cell>
          <table:table-cell table:number-columns-repeated="1022"/>
        </table:table-row>
        <table:table-row table:style-name="ro1">
          <table:table-cell office:value-type="string">
            <text:p>mushman17</text:p>
          </table:table-cell>
          <table:table-cell office:value-type="string">
            <text:p>targ_ISMOVING:false&amp;_TEXT:mushManGood2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8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targ_ISMOVING:true&amp;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targ_ISMOVING:true&amp;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targ_ISMOVING:true&amp;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targ_ISMOVING:true&amp;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targ_ISMOVING:true&amp;_COMPLETEQUEST:theGoodSpanch&amp;_GIVE:spinach,100&amp;_TEXT:bmw0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targ_ISMOVING:false&amp;_TEXT:bmw1&amp;_END</text:p>
          </table:table-cell>
          <table:table-cell table:number-columns-repeated="1022"/>
        </table:table-row>
        <table:table-row table:style-name="ro1">
          <table:table-cell office:value-type="string">
            <text:p>brandt3</text:p>
          </table:table-cell>
          <table:table-cell office:value-type="string">
            <text:p>targ_ISMOVING:true&amp;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targ_ISMOVING:true&amp;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ANIM:Dweeb2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3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ANIM:Dweeb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ANIM:Dweeb3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CUSTOM:NERDBOOM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scrungus_SETTARGET&amp;_CLEARTARGET&amp;keytrap_SETTARGET&amp;_CLEARTARGET&amp;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recep_ISMOVING:true&amp;_TEXT:enterHQ4&amp;_SETSTATE:3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recep_ISMOVING:true&amp;_COMPLETEQUEST:talkedToReceptionist&amp;_TEXT:enterHQ(0-3)</text:p>
          </table:table-cell>
          <table:table-cell table:number-columns-repeated="1022"/>
        </table:table-row>
        <table:table-row table:style-name="ro1">
          <table:table-cell office:value-type="string">
            <text:p>food2Start3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ANIM:BeckBack2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ANIM:BeckBack3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ANIM:BeckBack2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ANIM:BeckBack3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ANIM:BeckBack2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ANIM:BeckBack2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ANIM:BeckBack3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ANIM:BeckBack4&amp;_HISPEED&amp;beckettBack_MOVE:y8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ANIM:Iii1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ANIM:Iii2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ANIM:CopTalk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ISMOVING:false&amp;NewCop0_SETDIR:3&amp;NewCop0_ANIM:Cop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ANIM:CopTalk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ANIM:Cop&amp;NewCop0_ISMOVING:false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6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targ_ISMOVING:true&amp;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targ_ISMOVING:true&amp;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targ_ISMOVING:true&amp;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targ_ISMOVING:false&amp;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ANIM:FBSide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ANIM:FBFront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ANIM:BeckCry2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ANIM:FBLook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ANIM:FBMad&amp;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ANIM:FBLook&amp;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ANIM:FBStand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:FBGrab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ANIM:FBToss&amp;table_ANIM:FBTableFlip&amp;table_ISMOVING:true&amp;_HIHISPEED&amp;table_MOVE:y-1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ANIM:FBStand&amp;endNath_ISMOVING:true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ANIM:FBBtn2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ANIM:FBBtn3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ANIM:FBPush1&amp;btn_ANIM:FBBtn4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ANIM:FBPush2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office:value-type="string">
            <text:p>finalReturn0</text:p>
          </table:table-cell>
          <table:table-cell office:value-type="string">
            <text:p>endNath_ANIM:FBStand&amp;endNath_ISMOVING:true&amp;_TEXT:nathReturn</text:p>
          </table:table-cell>
          <table:table-cell table:number-columns-repeated="1022"/>
        </table:table-row>
        <table:table-row table:style-name="ro1">
          <table:table-cell office:value-type="string">
            <text:p>finalReturn1</text:p>
          </table:table-cell>
          <table:table-cell office:value-type="string">
            <text:p>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>
            <text:p>theEnd0</text:p>
          </table:table-cell>
          <table:table-cell office:value-type="string">
            <text:p>?[{"q":"player.techAxis &lt;= 0 &amp;&amp; player.ethicsAxis &gt;= 0","v":1},{"q":"player.techAxis &gt; 0 &amp;&amp; player.ethicsAxis &gt;= 0","v":7},{"q":"player.techAxis &lt;= 0 &amp;&amp; player.ethicsAxis &lt; 0","v":4},{"q":"true","v":10}]</text:p>
          </table:table-cell>
          <table:table-cell table:number-columns-repeated="1022"/>
        </table:table-row>
        <table:table-row table:style-name="ro1">
          <table:table-cell office:value-type="string">
            <text:p>theEnd1</text:p>
          </table:table-cell>
          <table:table-cell office:value-type="string">
            <text:p>_BLACKTEXT:naturalGood0</text:p>
          </table:table-cell>
          <table:table-cell table:number-columns-repeated="1022"/>
        </table:table-row>
        <table:table-row table:style-name="ro1">
          <table:table-cell office:value-type="string">
            <text:p>theEnd2</text:p>
          </table:table-cell>
          <table:table-cell office:value-type="string">
            <text:p>_TEXT:naturalGood(1-6)</text:p>
          </table:table-cell>
          <table:table-cell table:number-columns-repeated="1022"/>
        </table:table-row>
        <table:table-row table:style-name="ro1">
          <table:table-cell office:value-type="string">
            <text:p>theEnd3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4</text:p>
          </table:table-cell>
          <table:table-cell office:value-type="string">
            <text:p>_BLACKTEXT:naturalBad0</text:p>
          </table:table-cell>
          <table:table-cell table:number-columns-repeated="1022"/>
        </table:table-row>
        <table:table-row table:style-name="ro1">
          <table:table-cell office:value-type="string">
            <text:p>theEnd5</text:p>
          </table:table-cell>
          <table:table-cell office:value-type="string">
            <text:p>_TEXT:naturalBad(1-6)</text:p>
          </table:table-cell>
          <table:table-cell table:number-columns-repeated="1022"/>
        </table:table-row>
        <table:table-row table:style-name="ro1">
          <table:table-cell office:value-type="string">
            <text:p>theEnd6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7</text:p>
          </table:table-cell>
          <table:table-cell office:value-type="string">
            <text:p>_BLACKTEXT:industrialGood0</text:p>
          </table:table-cell>
          <table:table-cell table:number-columns-repeated="1022"/>
        </table:table-row>
        <table:table-row table:style-name="ro1">
          <table:table-cell office:value-type="string">
            <text:p>theEnd8</text:p>
          </table:table-cell>
          <table:table-cell office:value-type="string">
            <text:p>_TEXT:industrialGood(1-6)</text:p>
          </table:table-cell>
          <table:table-cell table:number-columns-repeated="1022"/>
        </table:table-row>
        <table:table-row table:style-name="ro1">
          <table:table-cell office:value-type="string">
            <text:p>theEnd9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10</text:p>
          </table:table-cell>
          <table:table-cell office:value-type="string">
            <text:p>_BLACKTEXT:industrialBad0</text:p>
          </table:table-cell>
          <table:table-cell table:number-columns-repeated="1022"/>
        </table:table-row>
        <table:table-row table:style-name="ro1">
          <table:table-cell office:value-type="string">
            <text:p>theEnd11</text:p>
          </table:table-cell>
          <table:table-cell office:value-type="string">
            <text:p>_TEXT:industrialBad(1-6)</text:p>
          </table:table-cell>
          <table:table-cell table:number-columns-repeated="1022"/>
        </table:table-row>
        <table:table-row table:style-name="ro1">
          <table:table-cell office:value-type="string">
            <text:p>theEnd12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>
            <text:p>fixCut0</text:p>
          </table:table-cell>
          <table:table-cell office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>
            <text:p>fixCut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fixCut2</text:p>
          </table:table-cell>
          <table:table-cell office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>
            <text:p>fixCut3</text:p>
          </table:table-cell>
          <table:table-cell office:value-type="string">
            <text:p>_TEXT:fixTut1&amp;_CUSTOM:STARTFIXTUT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5">09/15/2018</text:date>, <text:time>11:4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9-15T11:43:17.24</dc:date>
    <dc:creator>Seab Dinch</dc:creator>
    <meta:editing-duration>P89DT7H4M6S</meta:editing-duration>
    <meta:editing-cycles>769</meta:editing-cycles>
    <meta:generator>OpenOffice/4.1.2$Win32 OpenOffice.org_project/412m3$Build-9782</meta:generator>
    <meta:document-statistic meta:table-count="3" meta:cell-count="1531" meta:object-count="0"/>
  </office:meta>
</office:document-meta>
</file>